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ff" draw:textarea-horizontal-align="justify" draw:textarea-vertical-align="middle" draw:auto-grow-height="false" fo:min-height="1.147cm" fo:min-width="9.914cm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ffff" draw:textarea-horizontal-align="justify" draw:textarea-vertical-align="middle" draw:auto-grow-height="false" fo:min-height="0.696cm" fo:min-width="7.121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0.696cm" fo:min-width="3.94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solid" svg:stroke-color="#000000" draw:fill="none" draw:fill-color="#ffffff" fo:min-height="0.893cm"/>
    </style:style>
    <style:style style:name="gr7" style:family="graphic" style:parent-style-name="standard">
      <style:graphic-properties draw:stroke="solid" svg:stroke-color="#000000" draw:fill="none" draw:fill-color="#ffffff" fo:min-height="0.766cm"/>
    </style:style>
    <style:style style:name="P1" style:family="paragraph">
      <loext:graphic-properties draw:fill-color="#ff00ff"/>
      <style:paragraph-properties fo:text-align="center"/>
    </style:style>
    <style:style style:name="P2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1.397cm" svg:x="5.82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1cm" svg:height="0.946cm" svg:x="8.619cm" svg:y="7.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6cm" svg:height="0.946cm" svg:x="11.794cm" svg:y="6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946cm" svg:x="14.208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0.946cm" svg:x="1.508cm" svg:y="6.46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1.143cm" svg:x="6.08cm" svg:y="8.62cm">
          <draw:text-box>
            <text:p>Silicon</text:p>
          </draw:text-box>
        </draw:frame>
        <draw:frame draw:style-name="gr7" draw:text-style-name="P5" draw:layer="layout" svg:width="7.493cm" svg:height="1.016cm" svg:x="2.143cm" svg:y="6.461cm">
          <draw:text-box>
            <text:p>Normal: Gold electrodes</text:p>
          </draw:text-box>
        </draw:frame>
        <draw:frame draw:style-name="gr7" draw:text-style-name="P5" draw:layer="layout" svg:width="7.493cm" svg:height="1.016cm" svg:x="11.668cm" svg:y="6.461cm">
          <draw:text-box>
            <text:p>Insulator: WSl2</text:p>
          </draw:text-box>
        </draw:frame>
        <draw:frame draw:style-name="gr7" draw:text-style-name="P5" draw:layer="layout" svg:width="7.493cm" svg:height="1.016cm" svg:x="8.874cm" svg:y="7.35cm">
          <draw:text-box>
            <text:p>Super-conductor: NbSl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40:15.341584195</meta:creation-date>
    <dc:date>2016-10-15T20:00:40.867386909</dc:date>
    <meta:editing-duration>PT9M23S</meta:editing-duration>
    <meta:editing-cycles>4</meta:editing-cycles>
    <meta:generator>LibreOffice/5.2.0.4$Linux_X86_64 LibreOffice_project/20m0$Build-4</meta:generator>
    <meta:document-statistic meta:object-count="9"/>
  </office:meta>
</office:document-meta>
</file>